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35E62E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-2.4cm">
          <draw:image xlink:href="Pictures/10000201000007800000043835E62E57.png" xlink:type="simple" xlink:show="embed" xlink:actuate="onLoad">
            <text:p/>
          </draw:image>
        </draw:frame>
        <draw:frame draw:style-name="gr2" draw:text-style-name="P2" draw:layer="layout" svg:width="28cm" svg:height="9.6cm" svg:x="0cm" svg:y="11.4cm">
          <draw:text-box>
            <text:p text:style-name="P1"><text:span text:style-name="T1">Project Propos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Shaw</meta:initial-creator>
    <meta:creation-date>2021-01-29T09:32:34.98</meta:creation-date>
    <meta:editing-duration>PT24M3S</meta:editing-duration>
    <meta:editing-cycles>2</meta:editing-cycles>
    <meta:generator>OpenOffice/4.1.7$Win32 OpenOffice.org_project/417m1$Build-9800</meta:generator>
    <dc:date>2021-01-29T09:56:34.62</dc:date>
    <dc:creator>Matthew Shaw</dc:creator>
    <meta:document-statistic meta:object-count="25"/>
  </office:meta>
</office:document-meta>
</file>